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6mm"/>
    </style:style>
    <style:style style:name="co3" style:family="table-column">
      <style:table-column-properties fo:break-before="auto" style:column-width="16.81mm"/>
    </style:style>
    <style:style style:name="co4" style:family="table-column">
      <style:table-column-properties fo:break-before="auto" style:column-width="4.8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6.77mm"/>
    </style:style>
    <style:style style:name="co7" style:family="table-column">
      <style:table-column-properties fo:break-before="auto" style:column-width="5.87mm"/>
    </style:style>
    <style:style style:name="co8" style:family="table-column">
      <style:table-column-properties fo:break-before="auto" style:column-width="2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2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testIdTabl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テスト１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テスト２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テスト３</text:p>
          </table:table-cell>
        </table:table-row>
      </table:table>
      <table:table table:name="testDateTabl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rdDate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_datetime</text:p>
          </table:table-cell>
          <table:table-cell office:value-type="string" calcext:value-type="string">
            <text:p>s_hour</text:p>
          </table:table-cell>
          <table:table-cell office:value-type="string" calcext:value-type="string">
            <text:p>s_minute</text:p>
          </table:table-cell>
          <table:table-cell office:value-type="string" calcext:value-type="string">
            <text:p>e_datetime</text:p>
          </table:table-cell>
          <table:table-cell office:value-type="string" calcext:value-type="string">
            <text:p>e_hour</text:p>
          </table:table-cell>
          <table:table-cell office:value-type="string" calcext:value-type="string">
            <text:p>e_minute</text:p>
          </table:table-cell>
          <table:table-cell table:number-columns-repeated="1015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43018" calcext:value-type="float">
            <text:p>4301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12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3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 calcext:value-type="string">
            <text:p>14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5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 calcext:value-type="string">
            <text:p>16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number-columns-repeated="1023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0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3"/>
          <table:table-cell office:value-type="float" office:value="10001" calcext:value-type="float">
            <text:p>10001</text:p>
          </table:table-cell>
          <table:table-cell office:value-type="date" office:date-value="2017-10-10" calcext:value-type="date">
            <text:p>2017-10-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0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0-10" calcext:value-type="date">
            <text:p>2017-10-1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05" calcext:value-type="float">
            <text:p>12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0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0-10" calcext:value-type="date">
            <text:p>2017-10-10</text:p>
          </table:table-cell>
          <table:table-cell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0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0-10" calcext:value-type="date">
            <text:p>2017-10-1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05" calcext:value-type="float">
            <text:p>14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0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0-10" calcext:value-type="date">
            <text:p>2017-10-10</text:p>
          </table:table-cell>
          <table:table-cell office:value-type="float" office:value="1" calcext:value-type="float">
            <text:p>1</text:p>
          </table:table-cell>
          <table:table-cell office:value-type="float" office:value="1405" calcext:value-type="float">
            <text:p>14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0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0-10" calcext:value-type="date">
            <text:p>2017-10-1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05" calcext:value-type="float">
            <text:p>160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0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0-10" calcext:value-type="date">
            <text:p>2017-10-10</text:p>
          </table:table-cell>
          <table:table-cell office:value-type="float" office:value="1" calcext:value-type="float">
            <text:p>1</text:p>
          </table:table-cell>
          <table:table-cell office:value-type="float" office:value="1605" calcext:value-type="float">
            <text:p>160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00" calcext:value-type="float">
            <text:p>17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1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1-10" calcext:value-type="date">
            <text:p>2017-11-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1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1-10" calcext:value-type="date">
            <text:p>2017-11-1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05" calcext:value-type="float">
            <text:p>12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1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1-10" calcext:value-type="date">
            <text:p>2017-11-10</text:p>
          </table:table-cell>
          <table:table-cell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1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1-10" calcext:value-type="date">
            <text:p>2017-11-1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05" calcext:value-type="float">
            <text:p>14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1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1-10" calcext:value-type="date">
            <text:p>2017-11-10</text:p>
          </table:table-cell>
          <table:table-cell office:value-type="float" office:value="1" calcext:value-type="float">
            <text:p>1</text:p>
          </table:table-cell>
          <table:table-cell office:value-type="float" office:value="1405" calcext:value-type="float">
            <text:p>14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1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1-10" calcext:value-type="date">
            <text:p>2017-11-1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05" calcext:value-type="float">
            <text:p>160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17-11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date" office:date-value="2017-11-10" calcext:value-type="date">
            <text:p>2017-11-10</text:p>
          </table:table-cell>
          <table:table-cell office:value-type="float" office:value="1" calcext:value-type="float">
            <text:p>1</text:p>
          </table:table-cell>
          <table:table-cell office:value-type="float" office:value="1605" calcext:value-type="float">
            <text:p>160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00" calcext:value-type="float">
            <text:p>17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17-1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05" calcext:value-type="float">
            <text:p>12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17-1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17-1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405" calcext:value-type="float">
            <text:p>14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17-1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1" calcext:value-type="float">
            <text:p>1</text:p>
          </table:table-cell>
          <table:table-cell office:value-type="float" office:value="1405" calcext:value-type="float">
            <text:p>14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17-1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05" calcext:value-type="float">
            <text:p>160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17-1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1" calcext:value-type="float">
            <text:p>1</text:p>
          </table:table-cell>
          <table:table-cell office:value-type="float" office:value="1605" calcext:value-type="float">
            <text:p>160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00" calcext:value-type="float">
            <text:p>17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17-12-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3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2" calcext:value-type="float">
            <text:p>2</text:p>
          </table:table-cell>
          <table:table-cell office:value-type="float" office:value="1215" calcext:value-type="float">
            <text:p>12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30" calcext:value-type="float">
            <text:p>12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17-12-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3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5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2" calcext:value-type="float">
            <text:p>2</text:p>
          </table:table-cell>
          <table:table-cell office:value-type="float" office:value="1230" calcext:value-type="float">
            <text:p>12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245" calcext:value-type="float">
            <text:p>124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0002</text:p>
          </table:table-cell>
          <table:table-cell office:value-type="string" calcext:value-type="string">
            <text:p>17-12-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0</text:p>
          </table:table-cell>
          <table:table-cell/>
          <table:table-cell office:value-type="float" office:value="10002" calcext:value-type="float">
            <text:p>10002</text:p>
          </table:table-cell>
          <table:table-cell office:value-type="date" office:date-value="2017-12-10" calcext:value-type="date">
            <text:p>2017-12-10</text:p>
          </table:table-cell>
          <table:table-cell office:value-type="float" office:value="2" calcext:value-type="float">
            <text:p>2</text:p>
          </table:table-cell>
          <table:table-cell office:value-type="float" office:value="1245" calcext:value-type="float">
            <text:p>124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2:17:40.972181526</meta:creation-date>
    <dc:date>2018-03-28T01:27:31.114893397</dc:date>
    <meta:editing-duration>PT39M21S</meta:editing-duration>
    <meta:editing-cycles>5</meta:editing-cycles>
    <meta:generator>LibreOffice/5.4.4.2$MacOSX_X86_64 LibreOffice_project/2524958677847fb3bb44820e40380acbe820f960</meta:generator>
    <meta:document-statistic meta:table-count="3" meta:cell-count="478" meta:object-count="0"/>
  </office:meta>
</office:document-meta>
</file>